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5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87cm"/>
    </style:style>
    <style:style style:name="co8" style:family="table-column">
      <style:table-column-properties fo:break-before="auto" style:column-width="0.392cm"/>
    </style:style>
    <style:style style:name="co9" style:family="table-column">
      <style:table-column-properties fo:break-before="auto" style:column-width="0.109cm"/>
    </style:style>
    <style:style style:name="co10" style:family="table-column">
      <style:table-column-properties fo:break-before="auto" style:column-width="0.173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0.36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81d41a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6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2f559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7030a0" draw:fill="none" loext:fill-use-slide-background="false" draw:textarea-vertical-align="top" draw:auto-grow-height="false" fo:min-height="10.935cm" fo:min-width="8.99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203864" draw:fill="none" loext:fill-use-slide-background="false" draw:textarea-vertical-align="top" draw:auto-grow-height="false" fo:min-height="5.872cm" fo:min-width="8.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" style:family="graphic">
      <style:graphic-properties draw:stroke="solid" svg:stroke-width="0cm" svg:stroke-color="#00b050" draw:fill="none" loext:fill-use-slide-background="false" draw:textarea-vertical-align="top" draw:auto-grow-height="false" fo:min-height="5.908cm" fo:min-width="17.5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solid" svg:stroke-width="0cm" svg:stroke-color="#c00000" draw:fill="solid" draw:fill-color="#ffffff" loext:fill-theme-color="accent1" draw:textarea-horizontal-align="justify" draw:textarea-vertical-align="top" draw:auto-grow-height="false" draw:fit-to-size="false" style:shrink-to-fit="false" fo:min-height="3.296cm" fo:min-width="7.082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cm" svg:stroke-color="#c00000" draw:fill="solid" draw:fill-color="#ffffff" loext:fill-theme-color="accent1" draw:textarea-horizontal-align="justify" draw:textarea-vertical-align="top" draw:auto-grow-height="false" draw:fit-to-size="false" style:shrink-to-fit="false" fo:min-height="3.403cm" fo:min-width="6.246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cm" svg:stroke-color="#c00000" draw:fill="solid" draw:fill-color="#ffffff" loext:fill-theme-color="accent1" draw:textarea-horizontal-align="justify" draw:textarea-vertical-align="top" draw:auto-grow-height="false" draw:fit-to-size="false" style:shrink-to-fit="false" fo:min-height="0.969cm" fo:min-width="14.046cm" fo:padding-top="0.125cm" fo:padding-bottom="0.125cm" fo:padding-left="0.25cm" fo:padding-right="0.25cm" fo:wrap-option="wrap"/>
      <style:paragraph-properties style:writing-mode="lr-tb" fo:margin-top="0cm" fo:margin-bottom="0cm" fo:line-height="100%" fo:text-align="start">
        <style:tab-stops>
          <style:tab-stop style:position="0cm"/>
        </style:tab-stops>
      </style:paragraph-properties>
      <style:text-properties fo:font-size="18pt"/>
    </style:style>
    <style:style style:name="gr7" style:family="graphic">
      <style:graphic-properties draw:stroke="solid" svg:stroke-width="0cm" svg:stroke-color="#7030a0" draw:fill="none" loext:fill-use-slide-background="false" draw:textarea-vertical-align="top" draw:auto-grow-height="false" fo:min-height="4.712cm" fo:min-width="26.357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/>
      <style:text-properties fo:font-size="18pt"/>
    </style:style>
    <style:style style:name="P4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ffff"/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imes New Roman'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MT Extra'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3" table:number-columns-repeated="4" table:default-cell-style-name="Default"/>
        <table:table-column table:style-name="co8" table:default-cell-style-name="ce1"/>
        <table:table-column table:style-name="co7" table:default-cell-style-name="ce1"/>
        <table:table-column table:style-name="co3" table:number-columns-repeated="4" table:default-cell-style-name="Default"/>
        <table:table-column table:style-name="co9" table:default-cell-style-name="ce1"/>
        <table:table-column table:style-name="co7" table:default-cell-style-name="ce1"/>
        <table:table-column table:style-name="co3" table:number-columns-repeated="4" table:default-cell-style-name="Default"/>
        <table:table-column table:style-name="co10" table:default-cell-style-name="ce1"/>
        <table:table-column table:style-name="co3" table:number-columns-repeated="4" table:default-cell-style-name="Default"/>
        <table:table-column table:style-name="co11" table:default-cell-style-name="ce1"/>
        <table:table-column table:style-name="co12" table:default-cell-style-name="ce1"/>
        <table:table-row table:style-name="ro1" table:number-rows-repeated="2">
          <table:table-cell table:number-columns-repeated="31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Código Concessionária: </text:p>
          </table:table-cell>
          <table:covered-table-cell table:number-columns-repeated="3" table:style-name="ce6"/>
          <table:table-cell table:style-name="ce10" table:number-columns-spanned="3" table:number-rows-spanned="1"/>
          <table:covered-table-cell table:number-columns-repeated="2" table:style-name="ce12"/>
          <table:table-cell/>
          <table:table-cell table:style-name="ce1"/>
          <table:table-cell table:number-columns-repeated="21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ódigo Empresa NBS:</text:p>
          </table:table-cell>
          <table:covered-table-cell table:number-columns-repeated="3"/>
          <table:table-cell table:style-name="ce11" table:number-columns-spanned="3" table:number-rows-spanned="1"/>
          <table:covered-table-cell table:number-columns-repeated="2"/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>
            <draw:custom-shape table:end-cell-address="Planilha1.N30" table:end-x="0.125cm" table:end-y="0.273cm" draw:z-index="0" draw:name="Retângulo 27" draw:style-name="gr1" draw:text-style-name="P1" svg:width="9.492cm" svg:height="11.184cm" svg:x="0.318cm" svg:y="0.26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Planilha1.S19" table:end-x="1.695cm" table:end-y="0.491cm" draw:z-index="3" draw:name="Retângulo 28" draw:style-name="gr2" draw:text-style-name="P1" svg:width="10.295cm" svg:height="6.121cm" svg:x="0.282cm" svg:y="0.26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custom-shape table:end-cell-address="Planilha1.AF19" table:end-x="0.279cm" table:end-y="0.527cm" draw:z-index="4" draw:name="Retângulo 29" draw:style-name="gr3" draw:text-style-name="P1" svg:width="17.999cm" svg:height="6.157cm" svg:x="0.106cm" svg:y="0.26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Consultor</text:p>
          </table:table-cell>
          <table:covered-table-cell table:number-columns-repeated="4" table:style-name="ce4"/>
          <table:table-cell/>
          <table:table-cell table:style-name="ce13" office:value-type="string" calcext:value-type="string" table:number-columns-spanned="5" table:number-rows-spanned="1">
            <text:p>Horário Funcionamento Concessionária</text:p>
          </table:table-cell>
          <table:covered-table-cell table:number-columns-repeated="4" table:style-name="ce13"/>
          <table:table-cell/>
          <table:table-cell table:style-name="ce18" office:value-type="string" calcext:value-type="string" table:number-columns-spanned="5" table:number-rows-spanned="1">
            <text:p>Intervalo de atendimento </text:p>
          </table:table-cell>
          <table:covered-table-cell table:number-columns-repeated="4" table:style-name="ce18"/>
          <table:table-cell/>
          <table:table-cell table:style-name="ce18" office:value-type="string" calcext:value-type="string" table:number-columns-spanned="5" table:number-rows-spanned="1">
            <text:p>Período de disponibilização da agenda</text:p>
          </table:table-cell>
          <table:covered-table-cell table:number-columns-repeated="4" table:style-name="ce18"/>
          <table:table-cell/>
          <table:table-cell>
            <draw:custom-shape table:end-cell-address="Planilha1.AE15" table:end-x="0.302cm" table:end-y="0.057cm" draw:z-index="5" draw:name="Balão de Fala: Retângulo 23" draw:style-name="gr4" draw:text-style-name="P3" svg:width="7.581cm" svg:height="3.545cm" svg:x="1.124cm" svg:y="0.078cm">
              <text:p text:style-name="P2"><text:span text:style-name="T1">Irá definir os limites de definição da disponbildiade da agenda. </text:span></text:p>
              <text:p text:style-name="P2"><text:span text:style-name="T2"/></text:p>
              <text:p text:style-name="P2"><text:span text:style-name="T1">Ex: Se registra Início "1" e fim "30" </text:span></text:p>
              <text:p text:style-name="P2"><text:span text:style-name="T1">Quer dizer que ele conseguirá visualizar a agenda do dia seguinte (D+1) até trinta dias a frente (D+30)</text:span></text:p>
              <draw:enhanced-geometry draw:mirror-horizontal="false" draw:mirror-vertical="false" draw:text-areas="0 0 ?f37 ?f36" svg:viewBox="0 0 0 0" draw:type="ooxml-wedgeRectCallout" draw:modifiers="-64624 -20711" draw:enhanced-path="M 0 0 L ?f14 0 ?f23 ?f31 ?f15 0 ?f37 0 ?f37 ?f18 ?f25 ?f33 ?f37 ?f19 ?f37 ?f36 ?f15 ?f36 ?f27 ?f35 ?f14 ?f36 0 ?f36 0 ?f19 ?f21 ?f29 0 ?f18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3 +0-?f2 "/>
                <draw:equation draw:name="f7" draw:formula="?f5 +0-?f4 "/>
                <draw:equation draw:name="f8" draw:formula="?f0 *logheight/logwidth"/>
                <draw:equation draw:name="f9" draw:formula="abs(?f1 )"/>
                <draw:equation draw:name="f10" draw:formula="abs(?f8 )"/>
                <draw:equation draw:name="f11" draw:formula="?f9 +0-?f10 "/>
                <draw:equation draw:name="f12" draw:formula="if(?f0 ,7,2)"/>
                <draw:equation draw:name="f13" draw:formula="if(?f0 ,10,5)"/>
                <draw:equation draw:name="f14" draw:formula="logwidth*?f12 /12"/>
                <draw:equation draw:name="f15" draw:formula="logwidth*?f13 /12"/>
                <draw:equation draw:name="f16" draw:formula="if(?f1 ,7,2)"/>
                <draw:equation draw:name="f17" draw:formula="if(?f1 ,10,5)"/>
                <draw:equation draw:name="f18" draw:formula="logheight*?f16 /12"/>
                <draw:equation draw:name="f19" draw:formula="logheight*?f17 /12"/>
                <draw:equation draw:name="f20" draw:formula="if(?f0 ,0,?f3 )"/>
                <draw:equation draw:name="f21" draw:formula="if(?f11 ,0,?f20 )"/>
                <draw:equation draw:name="f22" draw:formula="if(?f1 ,?f14 ,?f3 )"/>
                <draw:equation draw:name="f23" draw:formula="if(?f11 ,?f22 ,?f14 )"/>
                <draw:equation draw:name="f24" draw:formula="if(?f0 ,?f3 ,logwidth)"/>
                <draw:equation draw:name="f25" draw:formula="if(?f11 ,logwidth,?f24 )"/>
                <draw:equation draw:name="f26" draw:formula="if(?f1 ,?f3 ,?f14 )"/>
                <draw:equation draw:name="f27" draw:formula="if(?f11 ,?f26 ,?f14 )"/>
                <draw:equation draw:name="f28" draw:formula="if(?f0 ,?f18 ,?f5 )"/>
                <draw:equation draw:name="f29" draw:formula="if(?f11 ,?f18 ,?f28 )"/>
                <draw:equation draw:name="f30" draw:formula="if(?f1 ,0,?f5 )"/>
                <draw:equation draw:name="f31" draw:formula="if(?f11 ,?f30 ,0)"/>
                <draw:equation draw:name="f32" draw:formula="if(?f0 ,?f5 ,?f18 )"/>
                <draw:equation draw:name="f33" draw:formula="if(?f11 ,?f18 ,?f32 )"/>
                <draw:equation draw:name="f34" draw:formula="if(?f1 ,?f5 ,logheight)"/>
                <draw:equation draw:name="f35" draw:formula="if(?f11 ,?f34 ,logheight)"/>
                <draw:equation draw:name="f36" draw:formula="logheight"/>
                <draw:equation draw:name="f37" draw:formula="logwidth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5"/>
        </table:table-row>
        <table:table-row table:style-name="ro3">
          <table:table-cell table:number-columns-repeated="31"/>
        </table:table-row>
        <table:table-row table:style-name="ro2">
          <table:table-cell/>
          <table:table-cell table:style-name="ce4" office:value-type="string" calcext:value-type="string">
            <text:p>CPF</text:p>
          </table:table-cell>
          <table:table-cell table:style-name="ce7" office:value-type="string" calcext:value-type="string" table:number-columns-spanned="3" table:number-rows-spanned="1">
            <text:p>Nome</text:p>
          </table:table-cell>
          <table:covered-table-cell table:number-columns-repeated="2" table:style-name="ce4"/>
          <table:table-cell table:style-name="ce4" office:value-type="string" calcext:value-type="string">
            <text:p>Usuário NBS</text:p>
          </table:table-cell>
          <table:table-cell/>
          <table:table-cell table:style-name="ce14" office:value-type="string" calcext:value-type="string">
            <text:p>Dia Semana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/>
          <table:table-cell table:style-name="ce18" office:value-type="string" calcext:value-type="string" table:number-columns-spanned="5" table:number-rows-spanned="1">
            <text:p>Valor Mínimo: 10 Min | Recomendado: 30 Min</text:p>
          </table:table-cell>
          <table:covered-table-cell table:number-columns-repeated="4" table:style-name="ce18"/>
          <table:table-cell/>
          <table:table-cell table:style-name="ce18" office:value-type="string" calcext:value-type="string" table:number-columns-spanned="5" table:number-rows-spanned="1">
            <text:p>Início: Min D + 1 | Máx: D + 7</text:p>
          </table:table-cell>
          <table:covered-table-cell table:number-columns-repeated="4" table:style-name="ce18"/>
          <table:table-cell table:number-columns-repeated="7"/>
        </table:table-row>
        <table:table-row table:style-name="ro2">
          <table:table-cell/>
          <table:table-cell table:style-name="ce5"/>
          <table:table-cell table:style-name="ce8" table:number-columns-spanned="3" table:number-rows-spanned="1"/>
          <table:covered-table-cell table:number-columns-repeated="2" table:style-name="ce8"/>
          <table:table-cell table:style-name="ce8"/>
          <table:table-cell/>
          <table:table-cell table:style-name="ce15" office:value-type="string" calcext:value-type="string">
            <text:p>Domingo</text:p>
          </table:table-cell>
          <table:table-cell table:style-name="ce5" table:number-columns-repeated="2"/>
          <table:table-cell table:style-name="ce17" table:number-columns-repeated="2"/>
          <table:table-cell/>
          <table:table-cell table:style-name="ce9" office:value-type="float" office:value="30" calcext:value-type="float" table:number-columns-spanned="5" table:number-rows-spanned="1">
            <text:p>30</text:p>
          </table:table-cell>
          <table:covered-table-cell table:number-columns-repeated="4" table:style-name="ce9"/>
          <table:table-cell/>
          <table:table-cell table:style-name="ce9" office:value-type="string" calcext:value-type="string" table:number-columns-spanned="5" table:number-rows-spanned="1">
            <text:p>2 (recomendado)</text:p>
          </table:table-cell>
          <table:covered-table-cell table:number-columns-repeated="4" table:style-name="ce9"/>
          <table:table-cell table:number-columns-repeated="7"/>
        </table:table-row>
        <table:table-row table:style-name="ro2">
          <table:table-cell/>
          <table:table-cell table:style-name="ce5"/>
          <table:table-cell table:style-name="ce9" table:number-columns-spanned="3" table:number-rows-spanned="1"/>
          <table:covered-table-cell table:number-columns-repeated="2" table:style-name="ce9"/>
          <table:table-cell table:style-name="ce9"/>
          <table:table-cell/>
          <table:table-cell table:style-name="ce15" office:value-type="string" calcext:value-type="string">
            <text:p>Segunda</text:p>
          </table:table-cell>
          <table:table-cell table:style-name="ce16" table:number-columns-repeated="2"/>
          <table:table-cell table:style-name="ce17" table:number-columns-repeated="2"/>
          <table:table-cell table:number-columns-repeated="19"/>
        </table:table-row>
        <table:table-row table:style-name="ro2">
          <table:table-cell/>
          <table:table-cell table:style-name="ce5"/>
          <table:table-cell table:style-name="ce9" table:number-columns-spanned="3" table:number-rows-spanned="1"/>
          <table:covered-table-cell table:number-columns-repeated="2" table:style-name="ce9"/>
          <table:table-cell table:style-name="ce9"/>
          <table:table-cell/>
          <table:table-cell table:style-name="ce15" office:value-type="string" calcext:value-type="string">
            <text:p>Terça</text:p>
          </table:table-cell>
          <table:table-cell table:style-name="ce16" table:number-columns-repeated="2"/>
          <table:table-cell table:style-name="ce17" table:number-columns-repeated="2"/>
          <table:table-cell table:number-columns-repeated="2"/>
          <table:table-cell>
            <draw:custom-shape table:end-cell-address="Planilha1.S19" table:end-x="1.695cm" table:end-y="0.315cm" draw:z-index="1" draw:name="Balão de Fala: Retângulo 21" draw:style-name="gr5" draw:text-style-name="P3" svg:width="8.331cm" svg:height="3.652cm" svg:x="0.159cm" svg:y="0cm">
              <text:p text:style-name="P2"><text:span text:style-name="T3">Para uma melhor qualidade da recepção do cliente, considerar: </text:span></text:p>
              <text:p text:style-name="P2"><text:span text:style-name="T1">- Tempo para eventual atraso</text:span></text:p>
              <text:p text:style-name="P2"><text:span text:style-name="T1">- Quantidade de slots alinhado a capacidade produtiva da equipe. </text:span></text:p>
              <text:p text:style-name="P2"><text:span text:style-name="T1">- Tempo precisa ser o mesmo utilizado no sistema atualmente.</text:span></text:p>
              <draw:enhanced-geometry draw:mirror-horizontal="false" draw:mirror-vertical="false" draw:text-areas="0 0 ?f37 ?f36" svg:viewBox="0 0 0 0" draw:type="ooxml-wedgeRectCallout" draw:modifiers="-23087 -60929" draw:enhanced-path="M 0 0 L ?f14 0 ?f23 ?f31 ?f15 0 ?f37 0 ?f37 ?f18 ?f25 ?f33 ?f37 ?f19 ?f37 ?f36 ?f15 ?f36 ?f27 ?f35 ?f14 ?f36 0 ?f36 0 ?f19 ?f21 ?f29 0 ?f18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3 +0-?f2 "/>
                <draw:equation draw:name="f7" draw:formula="?f5 +0-?f4 "/>
                <draw:equation draw:name="f8" draw:formula="?f0 *logheight/logwidth"/>
                <draw:equation draw:name="f9" draw:formula="abs(?f1 )"/>
                <draw:equation draw:name="f10" draw:formula="abs(?f8 )"/>
                <draw:equation draw:name="f11" draw:formula="?f9 +0-?f10 "/>
                <draw:equation draw:name="f12" draw:formula="if(?f0 ,7,2)"/>
                <draw:equation draw:name="f13" draw:formula="if(?f0 ,10,5)"/>
                <draw:equation draw:name="f14" draw:formula="logwidth*?f12 /12"/>
                <draw:equation draw:name="f15" draw:formula="logwidth*?f13 /12"/>
                <draw:equation draw:name="f16" draw:formula="if(?f1 ,7,2)"/>
                <draw:equation draw:name="f17" draw:formula="if(?f1 ,10,5)"/>
                <draw:equation draw:name="f18" draw:formula="logheight*?f16 /12"/>
                <draw:equation draw:name="f19" draw:formula="logheight*?f17 /12"/>
                <draw:equation draw:name="f20" draw:formula="if(?f0 ,0,?f3 )"/>
                <draw:equation draw:name="f21" draw:formula="if(?f11 ,0,?f20 )"/>
                <draw:equation draw:name="f22" draw:formula="if(?f1 ,?f14 ,?f3 )"/>
                <draw:equation draw:name="f23" draw:formula="if(?f11 ,?f22 ,?f14 )"/>
                <draw:equation draw:name="f24" draw:formula="if(?f0 ,?f3 ,logwidth)"/>
                <draw:equation draw:name="f25" draw:formula="if(?f11 ,logwidth,?f24 )"/>
                <draw:equation draw:name="f26" draw:formula="if(?f1 ,?f3 ,?f14 )"/>
                <draw:equation draw:name="f27" draw:formula="if(?f11 ,?f26 ,?f14 )"/>
                <draw:equation draw:name="f28" draw:formula="if(?f0 ,?f18 ,?f5 )"/>
                <draw:equation draw:name="f29" draw:formula="if(?f11 ,?f18 ,?f28 )"/>
                <draw:equation draw:name="f30" draw:formula="if(?f1 ,0,?f5 )"/>
                <draw:equation draw:name="f31" draw:formula="if(?f11 ,?f30 ,0)"/>
                <draw:equation draw:name="f32" draw:formula="if(?f0 ,?f5 ,?f18 )"/>
                <draw:equation draw:name="f33" draw:formula="if(?f11 ,?f18 ,?f32 )"/>
                <draw:equation draw:name="f34" draw:formula="if(?f1 ,?f5 ,logheight)"/>
                <draw:equation draw:name="f35" draw:formula="if(?f11 ,?f34 ,logheight)"/>
                <draw:equation draw:name="f36" draw:formula="logheight"/>
                <draw:equation draw:name="f37" draw:formula="logwidth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"/>
          <table:table-cell table:style-name="ce18" office:value-type="string" calcext:value-type="string" table:number-columns-spanned="5" table:number-rows-spanned="1">
            <text:p>Fim: Máx. D + 90</text:p>
          </table:table-cell>
          <table:covered-table-cell table:number-columns-repeated="4" table:style-name="ce18"/>
          <table:table-cell table:number-columns-repeated="7"/>
        </table:table-row>
        <table:table-row table:style-name="ro2">
          <table:table-cell/>
          <table:table-cell table:style-name="ce5"/>
          <table:table-cell table:style-name="ce9" table:number-columns-spanned="3" table:number-rows-spanned="1"/>
          <table:covered-table-cell table:number-columns-repeated="2" table:style-name="ce9"/>
          <table:table-cell table:style-name="ce9"/>
          <table:table-cell/>
          <table:table-cell table:style-name="ce15" office:value-type="string" calcext:value-type="string">
            <text:p>Quarta</text:p>
          </table:table-cell>
          <table:table-cell table:style-name="ce16" table:number-columns-repeated="2"/>
          <table:table-cell table:style-name="ce17" table:number-columns-repeated="2"/>
          <table:table-cell table:number-columns-repeated="7"/>
          <table:table-cell table:style-name="ce9" office:value-type="float" office:value="90" calcext:value-type="float" table:number-columns-spanned="5" table:number-rows-spanned="1">
            <text:p>90</text:p>
          </table:table-cell>
          <table:covered-table-cell table:number-columns-repeated="4" table:style-name="ce9"/>
          <table:table-cell table:number-columns-repeated="7"/>
        </table:table-row>
        <table:table-row table:style-name="ro2">
          <table:table-cell/>
          <table:table-cell table:style-name="ce5"/>
          <table:table-cell table:style-name="ce9" table:number-columns-spanned="3" table:number-rows-spanned="1"/>
          <table:covered-table-cell table:number-columns-repeated="2" table:style-name="ce9"/>
          <table:table-cell table:style-name="ce9"/>
          <table:table-cell/>
          <table:table-cell table:style-name="ce15" office:value-type="string" calcext:value-type="string">
            <text:p>Quinta </text:p>
          </table:table-cell>
          <table:table-cell table:style-name="ce16" table:number-columns-repeated="2"/>
          <table:table-cell table:style-name="ce17" table:number-columns-repeated="2"/>
          <table:table-cell table:number-columns-repeated="19"/>
        </table:table-row>
        <table:table-row table:style-name="ro2">
          <table:table-cell/>
          <table:table-cell table:style-name="ce5"/>
          <table:table-cell table:style-name="ce9" table:number-columns-spanned="3" table:number-rows-spanned="1"/>
          <table:covered-table-cell table:number-columns-repeated="2" table:style-name="ce9"/>
          <table:table-cell table:style-name="ce9"/>
          <table:table-cell/>
          <table:table-cell table:style-name="ce15" office:value-type="string" calcext:value-type="string">
            <text:p>sexta</text:p>
          </table:table-cell>
          <table:table-cell table:style-name="ce16" table:number-columns-repeated="2"/>
          <table:table-cell table:style-name="ce17" table:number-columns-repeated="2"/>
          <table:table-cell table:number-columns-repeated="19"/>
        </table:table-row>
        <table:table-row table:style-name="ro2">
          <table:table-cell/>
          <table:table-cell table:style-name="ce5"/>
          <table:table-cell table:style-name="ce9" table:number-columns-spanned="3" table:number-rows-spanned="1"/>
          <table:covered-table-cell table:number-columns-repeated="2" table:style-name="ce9"/>
          <table:table-cell table:style-name="ce9"/>
          <table:table-cell/>
          <table:table-cell table:style-name="ce15" office:value-type="string" calcext:value-type="string">
            <text:p>Sábado</text:p>
          </table:table-cell>
          <table:table-cell table:style-name="ce5" table:number-columns-repeated="2"/>
          <table:table-cell table:style-name="ce17" table:number-columns-repeated="2"/>
          <table:table-cell table:number-columns-repeated="19"/>
        </table:table-row>
        <table:table-row table:style-name="ro1">
          <table:table-cell table:number-columns-repeated="3"/>
          <table:table-cell>
            <draw:custom-shape table:end-cell-address="Planilha1.N19" table:end-x="0.12cm" table:end-y="0.615cm" draw:z-index="2" draw:name="Balão de Fala: Retângulo 22" draw:style-name="gr6" draw:text-style-name="P5" svg:width="14.545cm" svg:height="1.218cm" svg:x="0.758cm" svg:y="0.3cm">
              <text:p text:style-name="P4"><text:span text:style-name="T3">Funcionamento uma jornada: </text:span><text:span text:style-name="T1">preencher os dois primeiros campos. </text:span><text:span text:style-name="T4">e</text:span></text:p>
              <text:p text:style-name="P4"><text:span text:style-name="T3">Fucionamento duas jornadas: </text:span><text:span text:style-name="T1">preencher tudo. </text:span><text:span text:style-name="T5">e</text:span></text:p>
              <text:p text:style-name="P4"><text:span text:style-name="T6"><text:s/></text:span></text:p>
              <draw:enhanced-geometry draw:mirror-horizontal="false" draw:mirror-vertical="false" draw:text-areas="0 0 ?f37 ?f36" svg:viewBox="0 0 0 0" draw:type="ooxml-wedgeRectCallout" draw:modifiers="19460 -66002" draw:enhanced-path="M 0 0 L ?f14 0 ?f23 ?f31 ?f15 0 ?f37 0 ?f37 ?f18 ?f25 ?f33 ?f37 ?f19 ?f37 ?f36 ?f15 ?f36 ?f27 ?f35 ?f14 ?f36 0 ?f36 0 ?f19 ?f21 ?f29 0 ?f18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3 +0-?f2 "/>
                <draw:equation draw:name="f7" draw:formula="?f5 +0-?f4 "/>
                <draw:equation draw:name="f8" draw:formula="?f0 *logheight/logwidth"/>
                <draw:equation draw:name="f9" draw:formula="abs(?f1 )"/>
                <draw:equation draw:name="f10" draw:formula="abs(?f8 )"/>
                <draw:equation draw:name="f11" draw:formula="?f9 +0-?f10 "/>
                <draw:equation draw:name="f12" draw:formula="if(?f0 ,7,2)"/>
                <draw:equation draw:name="f13" draw:formula="if(?f0 ,10,5)"/>
                <draw:equation draw:name="f14" draw:formula="logwidth*?f12 /12"/>
                <draw:equation draw:name="f15" draw:formula="logwidth*?f13 /12"/>
                <draw:equation draw:name="f16" draw:formula="if(?f1 ,7,2)"/>
                <draw:equation draw:name="f17" draw:formula="if(?f1 ,10,5)"/>
                <draw:equation draw:name="f18" draw:formula="logheight*?f16 /12"/>
                <draw:equation draw:name="f19" draw:formula="logheight*?f17 /12"/>
                <draw:equation draw:name="f20" draw:formula="if(?f0 ,0,?f3 )"/>
                <draw:equation draw:name="f21" draw:formula="if(?f11 ,0,?f20 )"/>
                <draw:equation draw:name="f22" draw:formula="if(?f1 ,?f14 ,?f3 )"/>
                <draw:equation draw:name="f23" draw:formula="if(?f11 ,?f22 ,?f14 )"/>
                <draw:equation draw:name="f24" draw:formula="if(?f0 ,?f3 ,logwidth)"/>
                <draw:equation draw:name="f25" draw:formula="if(?f11 ,logwidth,?f24 )"/>
                <draw:equation draw:name="f26" draw:formula="if(?f1 ,?f3 ,?f14 )"/>
                <draw:equation draw:name="f27" draw:formula="if(?f11 ,?f26 ,?f14 )"/>
                <draw:equation draw:name="f28" draw:formula="if(?f0 ,?f18 ,?f5 )"/>
                <draw:equation draw:name="f29" draw:formula="if(?f11 ,?f18 ,?f28 )"/>
                <draw:equation draw:name="f30" draw:formula="if(?f1 ,0,?f5 )"/>
                <draw:equation draw:name="f31" draw:formula="if(?f11 ,?f30 ,0)"/>
                <draw:equation draw:name="f32" draw:formula="if(?f0 ,?f5 ,?f18 )"/>
                <draw:equation draw:name="f33" draw:formula="if(?f11 ,?f18 ,?f32 )"/>
                <draw:equation draw:name="f34" draw:formula="if(?f1 ,?f5 ,logheight)"/>
                <draw:equation draw:name="f35" draw:formula="if(?f11 ,?f34 ,logheight)"/>
                <draw:equation draw:name="f36" draw:formula="logheight"/>
                <draw:equation draw:name="f37" draw:formula="logwidth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27"/>
        </table:table-row>
        <table:table-row table:style-name="ro1">
          <table:table-cell table:number-columns-repeated="31"/>
        </table:table-row>
        <table:table-row table:style-name="ro4">
          <table:table-cell table:number-columns-repeated="13"/>
          <table:table-cell>
            <draw:custom-shape table:end-cell-address="Planilha1.AF30" table:end-x="0.314cm" table:end-y="0.273cm" draw:z-index="6" draw:name="Retângulo 30" draw:style-name="gr7" draw:text-style-name="P1" svg:width="26.856cm" svg:height="4.961cm" svg:x="0.275cm" svg:y="0.59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4" office:value-type="string" calcext:value-type="string" table:number-columns-spanned="5" table:number-rows-spanned="1">
            <text:p>Horário Agenda Consultor 1</text:p>
          </table:table-cell>
          <table:covered-table-cell table:number-columns-repeated="4" table:style-name="ce4"/>
          <table:table-cell/>
          <table:table-cell table:style-name="ce4" office:value-type="string" calcext:value-type="string" table:number-columns-spanned="5" table:number-rows-spanned="1">
            <text:p>Horário Agenda Consultor 2</text:p>
          </table:table-cell>
          <table:covered-table-cell table:number-columns-repeated="4" table:style-name="ce4"/>
          <table:table-cell/>
          <table:table-cell table:style-name="ce19" office:value-type="string" calcext:value-type="string" table:number-columns-spanned="5" table:number-rows-spanned="1">
            <text:p>Horário Agenda Consultor 3</text:p>
          </table:table-cell>
          <table:covered-table-cell table:number-columns-repeated="4" table:style-name="ce19"/>
          <table:table-cell/>
          <table:table-cell table:style-name="ce19" office:value-type="string" calcext:value-type="string" table:number-columns-spanned="5" table:number-rows-spanned="1">
            <text:p>Horário Agenda Consultor +</text:p>
          </table:table-cell>
          <table:covered-table-cell table:number-columns-repeated="4" table:style-name="ce19"/>
          <table:table-cell/>
        </table:table-row>
        <table:table-row table:style-name="ro3">
          <table:table-cell table:number-columns-repeated="31"/>
        </table:table-row>
        <table:table-row table:style-name="ro2">
          <table:table-cell table:number-columns-repeated="7"/>
          <table:table-cell table:style-name="ce14" office:value-type="string" calcext:value-type="string">
            <text:p>Dia Semana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/>
          <table:table-cell table:style-name="ce14" office:value-type="string" calcext:value-type="string">
            <text:p>Dia Semana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/>
          <table:table-cell table:style-name="ce14" office:value-type="string" calcext:value-type="string">
            <text:p>Dia Semana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/>
          <table:table-cell table:style-name="ce14" office:value-type="string" calcext:value-type="string">
            <text:p>Dia Semana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 table:style-name="ce13" office:value-type="string" calcext:value-type="string">
            <text:p>Início</text:p>
          </table:table-cell>
          <table:table-cell table:style-name="ce13" office:value-type="string" calcext:value-type="string">
            <text:p>Fim</text:p>
          </table:table-cell>
          <table:table-cell/>
        </table:table-row>
        <table:table-row table:style-name="ro2">
          <table:table-cell table:number-columns-repeated="7"/>
          <table:table-cell table:style-name="ce15" office:value-type="string" calcext:value-type="string">
            <text:p>Domingo</text:p>
          </table:table-cell>
          <table:table-cell table:style-name="ce5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Domingo</text:p>
          </table:table-cell>
          <table:table-cell table:style-name="ce5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Domingo</text:p>
          </table:table-cell>
          <table:table-cell table:style-name="ce5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Domingo</text:p>
          </table:table-cell>
          <table:table-cell table:style-name="ce5" table:number-columns-repeated="2"/>
          <table:table-cell table:style-name="ce17" table:number-columns-repeated="2"/>
          <table:table-cell/>
        </table:table-row>
        <table:table-row table:style-name="ro2">
          <table:table-cell table:number-columns-repeated="7"/>
          <table:table-cell table:style-name="ce15" office:value-type="string" calcext:value-type="string">
            <text:p>Segund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Segund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Segund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Segunda</text:p>
          </table:table-cell>
          <table:table-cell table:style-name="ce16" table:number-columns-repeated="2"/>
          <table:table-cell table:style-name="ce17" table:number-columns-repeated="2"/>
          <table:table-cell/>
        </table:table-row>
        <table:table-row table:style-name="ro2">
          <table:table-cell table:number-columns-repeated="7"/>
          <table:table-cell table:style-name="ce15" office:value-type="string" calcext:value-type="string">
            <text:p>Terç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Terç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Terç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Terça</text:p>
          </table:table-cell>
          <table:table-cell table:style-name="ce16" table:number-columns-repeated="2"/>
          <table:table-cell table:style-name="ce17" table:number-columns-repeated="2"/>
          <table:table-cell/>
        </table:table-row>
        <table:table-row table:style-name="ro2">
          <table:table-cell table:number-columns-repeated="7"/>
          <table:table-cell table:style-name="ce15" office:value-type="string" calcext:value-type="string">
            <text:p>Quart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Quart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Quart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Quarta</text:p>
          </table:table-cell>
          <table:table-cell table:style-name="ce16" table:number-columns-repeated="2"/>
          <table:table-cell table:style-name="ce17" table:number-columns-repeated="2"/>
          <table:table-cell/>
        </table:table-row>
        <table:table-row table:style-name="ro2">
          <table:table-cell table:number-columns-repeated="7"/>
          <table:table-cell table:style-name="ce15" office:value-type="string" calcext:value-type="string">
            <text:p>Quinta 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Quinta 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Quinta 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Quinta </text:p>
          </table:table-cell>
          <table:table-cell table:style-name="ce16" table:number-columns-repeated="2"/>
          <table:table-cell table:style-name="ce17" table:number-columns-repeated="2"/>
          <table:table-cell/>
        </table:table-row>
        <table:table-row table:style-name="ro2">
          <table:table-cell table:number-columns-repeated="7"/>
          <table:table-cell table:style-name="ce15" office:value-type="string" calcext:value-type="string">
            <text:p>sext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sext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sexta</text:p>
          </table:table-cell>
          <table:table-cell table:style-name="ce16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sexta</text:p>
          </table:table-cell>
          <table:table-cell table:style-name="ce16" table:number-columns-repeated="2"/>
          <table:table-cell table:style-name="ce17" table:number-columns-repeated="2"/>
          <table:table-cell/>
        </table:table-row>
        <table:table-row table:style-name="ro2">
          <table:table-cell table:number-columns-repeated="7"/>
          <table:table-cell table:style-name="ce15" office:value-type="string" calcext:value-type="string">
            <text:p>Sábado</text:p>
          </table:table-cell>
          <table:table-cell table:style-name="ce5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Sábado</text:p>
          </table:table-cell>
          <table:table-cell table:style-name="ce5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Sábado</text:p>
          </table:table-cell>
          <table:table-cell table:style-name="ce5" table:number-columns-repeated="2"/>
          <table:table-cell table:style-name="ce17" table:number-columns-repeated="2"/>
          <table:table-cell/>
          <table:table-cell table:style-name="ce15" office:value-type="string" calcext:value-type="string">
            <text:p>Sábado</text:p>
          </table:table-cell>
          <table:table-cell table:style-name="ce5" table:number-columns-repeated="2"/>
          <table:table-cell table:style-name="ce17" table:number-columns-repeated="2"/>
          <table:table-cell/>
        </table:table-row>
        <table:table-row table:style-name="ro1" table:number-rows-repeated="1048546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5:16:15.011000000</meta:creation-date>
    <dc:date>2023-11-22T15:22:34.043000000</dc:date>
    <meta:editing-duration>PT6M19S</meta:editing-duration>
    <meta:editing-cycles>1</meta:editing-cycles>
    <meta:document-statistic meta:table-count="1" meta:cell-count="79" meta:object-count="7"/>
    <meta:generator>LibreOffice/7.5.0.3$Windows_X86_64 LibreOffice_project/c21113d003cd3efa8c53188764377a8272d9d6de</meta:generator>
  </office:meta>
</office:document-meta>
</file>